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 style:list-style-name="L1">
      <style:text-properties style:font-name="DejaVu Sans Condensed" fo:font-size="12pt" officeooo:rsid="00148c7a" officeooo:paragraph-rsid="00109aa5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48c7a" officeooo:paragraph-rsid="00109aa5" style:font-size-asian="12pt" style:font-size-complex="12pt"/>
    </style:style>
    <style:style style:name="P11" style:family="paragraph" style:parent-style-name="Standard" style:list-style-name="L7">
      <style:text-properties style:font-name="DejaVu Sans Condensed" fo:font-size="12pt" officeooo:rsid="00148c7a" officeooo:paragraph-rsid="00109aa5" style:font-size-asian="12pt" style:font-size-complex="12pt"/>
    </style:style>
    <style:style style:name="P12" style:family="paragraph" style:parent-style-name="Standard" style:list-style-name="L10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12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14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7" style:family="paragraph" style:parent-style-name="Standard" style:list-style-name="L8">
      <style:text-properties style:font-name="DejaVu Sans Condensed" fo:font-size="12pt" officeooo:rsid="0018178b" officeooo:paragraph-rsid="00109aa5" style:font-size-asian="12pt" style:font-size-complex="12pt"/>
    </style:style>
    <style:style style:name="P18" style:family="paragraph" style:parent-style-name="Standard" style:list-style-name="L13">
      <style:text-properties style:font-name="DejaVu Sans Condensed" fo:font-size="12pt" officeooo:rsid="0018178b" officeooo:paragraph-rsid="00109aa5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rsid="00200e03" officeooo:paragraph-rsid="00200e03" style:font-size-asian="12pt" style:font-size-complex="12pt"/>
    </style:style>
    <style:style style:name="P20" style:family="paragraph" style:parent-style-name="Standard" style:list-style-name="L10">
      <style:text-properties style:font-name="DejaVu Sans Condensed" fo:font-size="12pt" officeooo:rsid="00200e03" officeooo:paragraph-rsid="00200e03" style:font-size-asian="12pt" style:font-size-complex="12pt"/>
    </style:style>
    <style:style style:name="P21" style:family="paragraph" style:parent-style-name="Standard" style:list-style-name="L4">
      <style:text-properties style:font-name="DejaVu Sans Condensed" fo:font-size="12pt" officeooo:rsid="00254714" officeooo:paragraph-rsid="00275d3c" style:font-size-asian="12pt" style:font-size-complex="12pt"/>
    </style:style>
    <style:style style:name="P22" style:family="paragraph" style:parent-style-name="Standard" style:list-style-name="L2">
      <style:text-properties officeooo:paragraph-rsid="00109aa5"/>
    </style:style>
    <style:style style:name="P23" style:family="paragraph" style:parent-style-name="Standard" style:list-style-name="L6">
      <style:text-properties officeooo:paragraph-rsid="00109aa5"/>
    </style:style>
    <style:style style:name="P24" style:family="paragraph" style:parent-style-name="Standard" style:list-style-name="L9">
      <style:text-properties officeooo:paragraph-rsid="00109aa5"/>
    </style:style>
    <style:style style:name="P25" style:family="paragraph" style:parent-style-name="Standard" style:list-style-name="L14">
      <style:text-properties officeooo:paragraph-rsid="00109aa5"/>
    </style:style>
    <style:style style:name="P26" style:family="paragraph" style:parent-style-name="Standard">
      <style:paragraph-properties fo:text-align="start" style:justify-single-word="false"/>
      <style:text-properties officeooo:paragraph-rsid="0029a8d4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9a8d4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9a8d4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200e03" style:font-weight-asian="bold" style:font-weight-complex="bold"/>
    </style:style>
    <style:style style:name="T8" style:family="text">
      <style:text-properties fo:font-weight="bold" officeooo:rsid="00286b81" style:font-weight-asian="bold" style:font-weight-complex="bold"/>
    </style:style>
    <style:style style:name="T9" style:family="text">
      <style:text-properties fo:font-weight="bold" officeooo:rsid="002924d8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c4280"/>
    </style:style>
    <style:style style:name="T12" style:family="text">
      <style:text-properties officeooo:rsid="001e18cf"/>
    </style:style>
    <style:style style:name="T13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4c070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39ea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68e79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officeooo:rsid="001e18cf" style:font-size-asian="12pt" style:font-size-complex="12pt"/>
    </style:style>
    <style:style style:name="T23" style:family="text">
      <style:text-properties style:font-name="DejaVu Sans Condensed" fo:font-size="12pt" officeooo:rsid="00148c7a" style:font-size-asian="12pt" style:font-size-complex="12pt"/>
    </style:style>
    <style:style style:name="T24" style:family="text">
      <style:text-properties style:font-name="DejaVu Sans Condensed" fo:font-size="12pt" officeooo:rsid="0018178b" style:font-size-asian="12pt" style:font-size-complex="12pt"/>
    </style:style>
    <style:style style:name="T25" style:family="text">
      <style:text-properties style:font-name="DejaVu Sans Condensed" fo:font-size="12pt" officeooo:rsid="00200e03" style:font-size-asian="12pt" style:font-size-complex="12pt"/>
    </style:style>
    <style:style style:name="T26" style:family="text">
      <style:text-properties officeooo:rsid="00200e03"/>
    </style:style>
    <style:style style:name="T27" style:family="text">
      <style:text-properties officeooo:rsid="00204109"/>
    </style:style>
    <style:style style:name="T28" style:family="text">
      <style:text-properties officeooo:rsid="00208765"/>
    </style:style>
    <style:style style:name="T29" style:family="text">
      <style:text-properties officeooo:rsid="0020ce58"/>
    </style:style>
    <style:style style:name="T30" style:family="text">
      <style:text-properties officeooo:rsid="002110f3"/>
    </style:style>
    <style:style style:name="T31" style:family="text">
      <style:text-properties officeooo:rsid="00261b10"/>
    </style:style>
    <style:style style:name="T32" style:family="text">
      <style:text-properties officeooo:rsid="0028232f"/>
    </style:style>
    <style:style style:name="T33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33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B1" office:value-type="string">
            <text:p text:style-name="P28">3xx - Flight</text:p>
          </table:table-cell>
          <table:table-cell table:style-name="Table1.B1" office:value-type="string">
            <text:p text:style-name="P28">4xx - A2A</text:p>
          </table:table-cell>
          <table:table-cell table:style-name="Table1.B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26"><text:span text:style-name="T17">1</text:span><text:span text:style-name="T21">0</text:span><text:span text:style-name="T17">2</text:span><text:span text:style-name="T18"> - </text:span><text:span text:style-name="T19">Controls - </text:span><text:span text:style-name="T14">Throttle </text:span><text:span text:style-name="T20">Grip</text:span></text:p>
      <text:p text:style-name="P6">U=Up, D=Down, F=Forward, B=Backward, L=Left, R=Right, P=Press, S-*=Shift-<text:span text:style-name="T11">*</text:span>, L-*=Long-<text:span text:style-name="T11">*</text:span></text:p>
      <text:p text:style-name="P6"/>
      <text:p text:style-name="P7"><text:span text:style-name="T13">Top</text:span><text:span text:style-name="T14"> </text:span><text:span text:style-name="T15">H</text:span><text:span text:style-name="T14">at -- </text:span><text:span text:style-name="T16">Countermeasures</text:span></text:p>
      <text:list text:style-name="L1">
        <text:list-item>
          <text:p text:style-name="P8">F/B: Dispense <text:span text:style-name="T26">countermeasures according to settings knobs (F and B mapped to the same action)</text:span></text:p>
        </text:list-item>
      </text:list>
      <text:p text:style-name="P1"><text:span text:style-name="T1">Top</text:span> <text:span text:style-name="T12">H</text:span>at <text:span text:style-name="T12">Ri</text:span>ng</text:p>
      <text:list text:style-name="L2">
        <text:list-item>
          <text:p text:style-name="P22"><text:span text:style-name="T22">F/B</text:span><text:span text:style-name="T23">: --</text:span></text:p>
        </text:list-item>
      </text:list>
      <text:p text:style-name="P7"><text:span text:style-name="T13">Middle </text:span><text:span text:style-name="T15">H</text:span><text:span text:style-name="T13">at</text:span><text:span text:style-name="T14"> -- </text:span><text:span text:style-name="T16">Communications and Flaps Thumb Button</text:span></text:p>
      <text:list text:style-name="L3">
        <text:list-item>
          <text:p text:style-name="P16">U: (SRS radio 1 PTT)</text:p>
        </text:list-item>
        <text:list-item>
          <text:p text:style-name="P16">D: (SRS radio 2 PTT)</text:p>
        </text:list-item>
        <text:list-item>
          <text:p text:style-name="P19">F/<text:span text:style-name="T27">B</text:span>: Flaps Thumb Button <text:span text:style-name="T27">on throttle</text:span> (Auto/Fixed/Up, <text:span text:style-name="T27">should normally be left in Auto</text:span>)</text:p>
        </text:list-item>
      </text:list>
      <text:p text:style-name="P3"><text:span text:style-name="T3">B</text:span><text:span text:style-name="T4">ottom </text:span><text:span text:style-name="T6">H</text:span><text:span text:style-name="T4">at -- Speed </text:span><text:span text:style-name="T5">B</text:span><text:span text:style-name="T4">rake</text:span><text:span text:style-name="T7">s</text:span><text:span text:style-name="T8"> and Flaps</text:span><text:span text:style-name="T9"> mode </text:span><text:span text:style-name="T8">switch</text:span></text:p>
      <text:list text:style-name="L4">
        <text:list-item>
          <text:p text:style-name="P9">F: Extend speedbrakes (<text:span text:style-name="T27">single press fully extends</text:span>)</text:p>
        </text:list-item>
        <text:list-item>
          <text:p text:style-name="P9">B: Retract speedbrakes (single press fully retracts)</text:p>
        </text:list-item>
        <text:list-item>
          <text:p text:style-name="P21"><text:span text:style-name="T32">S-F</text:span>: Flap Switch step fwd (AUTO -&gt; FIXED -&gt; UP)</text:p>
        </text:list-item>
        <text:list-item>
          <text:p text:style-name="P21"><text:span text:style-name="T32">S-B</text:span>: Flap Switch step aft (UP -&gt; FIXED -&gt; AUTO)</text:p>
        </text:list-item>
      </text:list>
      <text:p text:style-name="P2"><text:span text:style-name="T1">F</text:span><text:span text:style-name="T10">ront </text:span><text:span text:style-name="T12">T</text:span><text:span text:style-name="T10">humb </text:span><text:span text:style-name="T12">B</text:span><text:span text:style-name="T10">utton</text:span></text:p>
      <text:list text:style-name="L5">
        <text:list-item>
          <text:p text:style-name="P10">P: <text:span text:style-name="T29">Sight Cag</text:span><text:span text:style-name="T30">e</text:span><text:span text:style-name="T29">/</text:span><text:span text:style-name="T30">uncag</text:span><text:span text:style-name="T29">e (not sure what this does??)</text:span>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 -- Cage/uncage button</text:span></text:p>
      <text:list text:style-name="L6">
        <text:list-item>
          <text:p text:style-name="P23"><text:span text:style-name="T24">P </text:span><text:span text:style-name="T25">and hold</text:span><text:span text:style-name="T24">: </text:span><text:span text:style-name="T25">Uncages Sidewinder seeker while held. <text:s/>(Put pipper on target and get tone, then hold Uncage to allow maneuvering while keeping lock.)</text:span></text:p>
        </text:list-item>
      </text:list>
      <text:p text:style-name="P2"><text:span text:style-name="T1">B</text:span><text:span text:style-name="T10">ottom </text:span><text:span text:style-name="T12">T</text:span><text:span text:style-name="T10">humb </text:span><text:span text:style-name="T12">B</text:span><text:span text:style-name="T10">utton</text:span></text:p>
      <text:list text:style-name="L7">
        <text:list-item>
          <text:p text:style-name="P11">P: Right throttle to idle detent (used for engine start)</text:p>
        </text:list-item>
        <text:list-item>
          <text:p text:style-name="P11">S-P: Left throttle to idle detent (used for engine start)</text:p>
        </text:list-item>
      </text:list>
      <text:p text:style-name="P2"><text:span text:style-name="T1">M</text:span><text:span text:style-name="T10">inistick -- TDC</text:span></text:p>
      <text:list text:style-name="L8">
        <text:list-item>
          <text:p text:style-name="P17">Axes: Slew TD<text:span text:style-name="T31">C</text:span> on <text:span text:style-name="T26">radar display</text:span></text:p>
        </text:list-item>
      </text:list>
      <text:list text:style-name="L9">
        <text:list-item>
          <text:p text:style-name="P24"><text:span text:style-name="T23">P: </text:span><text:span text:style-name="T25">L</text:span><text:span text:style-name="T23">ocks target</text:span></text:p>
        </text:list-item>
      </text:list>
      <text:p text:style-name="P7"><text:span text:style-name="T13">Middle </text:span><text:span text:style-name="T15">F</text:span><text:span text:style-name="T13">inger </text:span><text:span text:style-name="T15">H</text:span><text:span text:style-name="T13">at</text:span><text:span text:style-name="T14"> -- </text:span><text:span text:style-name="T16">Radar range and a</text:span><text:span text:style-name="T14">ntenna elevation</text:span></text:p>
      <text:list text:style-name="L10">
        <text:list-item>
          <text:p text:style-name="P12">U/D: Radar antenna elevation up/down</text:p>
        </text:list-item>
        <text:list-item>
          <text:p text:style-name="P20">L/R: Radar range increase/decrease</text:p>
        </text:list-item>
      </text:list>
      <text:p text:style-name="P2"><text:span text:style-name="T1">Ring </text:span><text:span text:style-name="T12">F</text:span><text:span text:style-name="T1">inger </text:span><text:span text:style-name="T12">S</text:span><text:span text:style-name="T10">lider</text:span></text:p>
      <text:list text:style-name="L11">
        <text:list-item>
          <text:p text:style-name="P13">U/D: --</text:p>
        </text:list-item>
      </text:list>
      <text:p text:style-name="P7"><text:span text:style-name="T13">P</text:span><text:span text:style-name="T14">inky </text:span><text:span text:style-name="T15">S</text:span><text:span text:style-name="T13">witch</text:span></text:p>
      <text:list text:style-name="L12">
        <text:list-item>
          <text:p text:style-name="P14">P: --</text:p>
        </text:list-item>
      </text:list>
      <text:p text:style-name="P5"><text:span text:style-name="T3">P</text:span><text:span text:style-name="T2">inky </text:span><text:span text:style-name="T6">B</text:span><text:span text:style-name="T2">utton</text:span></text:p>
      <text:list text:style-name="L13">
        <text:list-item>
          <text:p text:style-name="P18">P: --</text:p>
        </text:list-item>
      </text:list>
      <text:p text:style-name="P1">Pinky <text:span text:style-name="T12">W</text:span>heel</text:p>
      <text:list text:style-name="L14">
        <text:list-item>
          <text:p text:style-name="P25"><text:span text:style-name="T22">F/B</text:span><text:span text:style-name="T23">: --</text:span></text:p>
        </text:list-item>
        <text:list-item>
          <text:p text:style-name="P15">P: Exterior lights <text:span text:style-name="T28">beacon switch </text:span>on/off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0:08.529000000</dc:date>
    <meta:editing-duration>PT3H5M24S</meta:editing-duration>
    <meta:editing-cycles>32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3" meta:word-count="270" meta:character-count="1445" meta:non-whitespace-character-count="1239"/>
  </office:meta>
</office:document-meta>
</file>